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cm" svg:height="1.356cm" svg:x="9.293cm" svg:y="1.596cm">
          <draw:text-box>
            <text:p text:style-name="P3"><text:span text:style-name="T2">Original</text:span></text:p>
          </draw:text-box>
        </draw:frame>
        <draw:frame draw:style-name="gr2" draw:text-style-name="P3" draw:layer="layout" svg:width="7.428cm" svg:height="1.356cm" svg:x="26.393cm" svg:y="1.596cm">
          <draw:text-box>
            <text:p text:style-name="P3"><text:span text:style-name="T2">Precompu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4:14:18.875186580</dc:date>
    <dc:creator>elucterio </dc:creator>
    <meta:editing-duration>PT15H22M53S</meta:editing-duration>
    <meta:editing-cycles>24</meta:editing-cycles>
    <meta:generator>LibreOffice/4.2.8.2$Linux_X86_64 LibreOffice_project/420m0$Build-2</meta:generator>
    <meta:document-statistic meta:object-count="222"/>
  </office:meta>
</office:document-meta>
</file>